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draw:fill-color="#ffff66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966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4.695cm" style:use-optimal-column-width="false"/>
    </style:style>
    <style:style style:name="co4" style:family="table-column">
      <style:table-column-properties style:column-width="3.191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Liberation Sans1" fo:font-size="32pt" style:font-size-asian="32pt" style:font-size-complex="32pt"/>
    </style:style>
    <style:style style:name="P8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986cm" svg:height="1.517cm" svg:x="6.507cm" svg:y="2.54cm">
          <draw:text-box>
            <text:p text:style-name="P1"><text:span text:style-name="T1">Linux Network Programming</text:span></text:p>
          </draw:text-box>
        </draw:frame>
        <draw:frame draw:style-name="gr1" draw:layer="layout" svg:width="17.272cm" svg:height="1.673cm" svg:x="5.334cm" svg:y="6.604cm">
          <draw:text-box>
            <text:p>Using the socket interface, also know as the Berkeley socket interface.</text:p>
          </draw:text-box>
        </draw:frame>
        <draw:frame draw:style-name="gr1" draw:layer="layout" svg:width="16.764cm" svg:height="2.384cm" svg:x="5.334cm" svg:y="9.398cm">
          <draw:text-box>
            <text:p>Developed in the early 1980's at the University of California, Berkeley and funded by ARPA, the Advanced Research Projects Agenc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6.096cm" svg:height="1.517cm" svg:x="10.952cm" svg:y="0.762cm">
          <draw:text-box>
            <text:p text:style-name="P1"><text:span text:style-name="T1">Byte Order</text:span></text:p>
          </draw:text-box>
        </draw:frame>
        <draw:frame draw:style-name="gr1" draw:text-style-name="P3" draw:layer="layout" svg:width="4.318cm" svg:height="1.038cm" svg:x="5.08cm" svg:y="5.08cm">
          <draw:text-box>
            <text:p text:style-name="P3"><text:span text:style-name="T2">Big Endian</text:span></text:p>
          </draw:text-box>
        </draw:frame>
        <draw:frame draw:style-name="gr1" draw:text-style-name="P3" draw:layer="layout" svg:width="5.334cm" svg:height="1.038cm" svg:x="5.309cm" svg:y="12.793cm">
          <draw:text-box>
            <text:p text:style-name="P3"><text:span text:style-name="T2">Little Endian</text:span></text:p>
          </draw:text-box>
        </draw:frame>
        <draw:frame draw:style-name="gr1" draw:text-style-name="P4" draw:layer="layout" svg:width="16.764cm" svg:height="0.878cm" svg:x="5.08cm" svg:y="6.35cm">
          <draw:text-box>
            <text:p>IBM PPC and Network Byte Order</text:p>
          </draw:text-box>
        </draw:frame>
        <draw:frame draw:style-name="gr1" draw:layer="layout" svg:width="12.192cm" svg:height="0.962cm" svg:x="5.309cm" svg:y="13.853cm">
          <draw:text-box>
            <text:p>Intel x86</text:p>
          </draw:text-box>
        </draw:frame>
        <draw:frame draw:style-name="standard" draw:layer="layout" svg:width="16.23cm" svg:height="4.439cm" svg:x="5.959cm" svg:y="7.5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3">Memory Address</text:span></text:p>
              </table:table-cell>
              <table:table-cell>
                <text:p text:style-name="P5">Byte</text:p>
              </table:table-cell>
              <table:table-cell/>
              <table:table-cell>
                <text:p text:style-name="P5">Example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Byte-3</text:p>
              </table:table-cell>
              <table:table-cell>
                <text:p text:style-name="P5">Most Significant</text:p>
              </table:table-cell>
              <table:table-cell>
                <text:p text:style-name="P5">12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Byte-2</text:p>
              </table:table-cell>
              <table:table-cell/>
              <table:table-cell>
                <text:p text:style-name="P5">AA</text:p>
              </table:table-cell>
            </table:table-row>
            <table:table-row table:style-name="ro1" table:default-cell-style-name="ce1">
              <table:table-cell>
                <text:p text:style-name="P5">2</text:p>
              </table:table-cell>
              <table:table-cell>
                <text:p text:style-name="P5">Byte-1</text:p>
              </table:table-cell>
              <table:table-cell/>
              <table:table-cell>
                <text:p text:style-name="P5">34</text:p>
              </table:table-cell>
            </table:table-row>
            <table:table-row table:style-name="ro1" table:default-cell-style-name="ce1">
              <table:table-cell>
                <text:p text:style-name="P5">3</text:p>
              </table:table-cell>
              <table:table-cell>
                <text:p text:style-name="P5">Byte-0</text:p>
              </table:table-cell>
              <table:table-cell>
                <text:p text:style-name="P5">Least Significant</text:p>
              </table:table-cell>
              <table:table-cell>
                <text:p text:style-name="P5">E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23cm" svg:height="4.439cm" svg:x="5.928cm" svg:y="15.1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3">Memory Address</text:span></text:p>
              </table:table-cell>
              <table:table-cell>
                <text:p text:style-name="P5">Byte</text:p>
              </table:table-cell>
              <table:table-cell/>
              <table:table-cell>
                <text:p text:style-name="P5">Example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Byte-0</text:p>
              </table:table-cell>
              <table:table-cell>
                <text:p text:style-name="P5">Least Significant</text:p>
              </table:table-cell>
              <table:table-cell>
                <text:p text:style-name="P5">EE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Byte-1</text:p>
              </table:table-cell>
              <table:table-cell/>
              <table:table-cell>
                <text:p text:style-name="P5">34</text:p>
              </table:table-cell>
            </table:table-row>
            <table:table-row table:style-name="ro1" table:default-cell-style-name="ce1">
              <table:table-cell>
                <text:p text:style-name="P5">2</text:p>
              </table:table-cell>
              <table:table-cell>
                <text:p text:style-name="P5">Byte-2</text:p>
              </table:table-cell>
              <table:table-cell/>
              <table:table-cell>
                <text:p text:style-name="P5">AA</text:p>
              </table:table-cell>
            </table:table-row>
            <table:table-row table:style-name="ro1" table:default-cell-style-name="ce1">
              <table:table-cell>
                <text:p text:style-name="P5">3</text:p>
              </table:table-cell>
              <table:table-cell>
                <text:p text:style-name="P5">Byte-3</text:p>
              </table:table-cell>
              <table:table-cell>
                <text:p text:style-name="P5">Most Significant</text:p>
              </table:table-cell>
              <table:table-cell>
                <text:p text:style-name="P5">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9.906cm" svg:height="0.962cm" svg:x="15.494cm" svg:y="4.064cm">
          <draw:text-box>
            <text:p>Example: 0x12AA34EE (hex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10.16cm" svg:height="3.806cm" svg:x="2.234cm" svg:y="4.576cm">
          <draw:text-box>
            <text:p>struct sockaddr</text:p>
            <text:p>{</text:p>
            <text:p><text:tab/>sa_family_t<text:tab/>sa_family;</text:p>
            <text:p><text:tab/>char<text:tab/><text:tab/>sa_data[14];</text:p>
            <text:p>};</text:p>
          </draw:text-box>
        </draw:frame>
        <draw:frame draw:style-name="gr1" draw:layer="layout" svg:width="19.304cm" svg:height="4.517cm" svg:x="2.234cm" svg:y="11.393cm">
          <draw:text-box>
            <text:p>struct sockaddr_in</text:p>
            <text:p>{</text:p>
            <text:p><text:tab/>sa_family_t<text:tab/><text:tab/>sin_family;<text:tab/>/* address family: AF_INET */</text:p>
            <text:p><text:tab/>in_port_t<text:tab/><text:tab/><text:tab/>sin_port;<text:tab/><text:tab/>/* port in network byte order */</text:p>
            <text:p><text:tab/>struct in_addr<text:tab/>sin_addr;<text:tab/>/* internet address */</text:p>
            <text:p>};</text:p>
          </draw:text-box>
        </draw:frame>
        <draw:frame draw:style-name="gr1" draw:layer="layout" svg:width="19.05cm" svg:height="3.806cm" svg:x="2.234cm" svg:y="16.219cm">
          <draw:text-box>
            <text:p>/* Internet address. */</text:p>
            <text:p>struct in_addr</text:p>
            <text:p>{</text:p>
            <text:p><text:tab/>uint32_t<text:tab/><text:tab/>s_addr;<text:tab/>/* address in network byte order */</text:p>
            <text:p>};</text:p>
          </draw:text-box>
        </draw:frame>
        <draw:frame draw:style-name="gr1" draw:text-style-name="P1" draw:layer="layout" svg:width="8.382cm" svg:height="1.517cm" svg:x="9.809cm" svg:y="1.016cm">
          <draw:text-box>
            <text:p text:style-name="P1"><text:span text:style-name="T1">Data Structures</text:span></text:p>
          </draw:text-box>
        </draw:frame>
        <draw:frame draw:style-name="gr1" draw:text-style-name="P6" draw:layer="layout" svg:width="5.08cm" svg:height="0.962cm" svg:x="2.234cm" svg:y="3.302cm">
          <draw:text-box>
            <text:p text:style-name="P6"><text:span text:style-name="T4">Base Structure</text:span></text:p>
          </draw:text-box>
        </draw:frame>
        <draw:frame draw:style-name="gr1" draw:layer="layout" svg:width="22.86cm" svg:height="1.673cm" svg:x="2.234cm" svg:y="9.398cm">
          <draw:text-box>
            <text:p><text:span text:style-name="T4">AF_INET IPv4 Address/Port Structure</text:span> (cast to sockaddr when used with socket network functions.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7" draw:layer="layout" svg:width="16.256cm" svg:height="1.517cm" svg:x="5.872cm" svg:y="1.27cm">
          <draw:text-box>
            <text:p text:style-name="P7"><text:span text:style-name="T5">TCP Client – Server Interaction</text:span></text:p>
          </draw:text-box>
        </draw:frame>
        <draw:frame draw:style-name="gr1" draw:layer="layout" svg:width="2.54cm" svg:height="0.962cm" svg:x="5.588cm" svg:y="3.61cm">
          <draw:text-box>
            <text:p>Server</text:p>
          </draw:text-box>
        </draw:frame>
        <draw:frame draw:style-name="gr1" draw:layer="layout" svg:width="2.286cm" svg:height="0.962cm" svg:x="20.003cm" svg:y="7.874cm">
          <draw:text-box>
            <text:p>Client</text:p>
          </draw:text-box>
        </draw:frame>
        <draw:custom-shape draw:style-name="gr3" draw:text-style-name="P8" xml:id="id3" draw:id="id3" draw:layer="layout" svg:width="4.064cm" svg:height="1.524cm" svg:x="4.826cm" svg:y="4.826cm">
          <text:p text:style-name="P8">socket()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4.064cm" svg:height="1.524cm" svg:x="18.987cm" svg:y="9.344cm">
          <text:p text:style-name="P8">socket()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4.064cm" svg:height="1.524cm" svg:x="4.826cm" svg:y="7.112cm">
          <text:p text:style-name="P8">bind()</text:p>
          <draw:enhanced-geometry svg:viewBox="0 0 21600 21600" draw:type="rectangle" draw:enhanced-path="M 0 0 L 21600 0 21600 21600 0 21600 0 0 Z N"/>
        </draw:custom-shape>
        <draw:custom-shape draw:style-name="gr3" draw:text-style-name="P8" xml:id="id2" draw:id="id2" draw:layer="layout" svg:width="4.064cm" svg:height="1.524cm" svg:x="4.826cm" svg:y="9.398cm">
          <text:p text:style-name="P8">listen()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4.064cm" svg:height="1.524cm" svg:x="4.826cm" svg:y="11.684cm">
          <text:p text:style-name="P8">accept()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4.064cm" svg:height="1.524cm" svg:x="4.826cm" svg:y="13.97cm">
          <text:p text:style-name="P8">read()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4.064cm" svg:height="1.524cm" svg:x="4.826cm" svg:y="16.256cm">
          <text:p text:style-name="P8">write()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4.064cm" svg:height="1.524cm" svg:x="4.826cm" svg:y="18.542cm">
          <text:p text:style-name="P8">close()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4.064cm" svg:height="1.524cm" svg:x="18.987cm" svg:y="11.63cm">
          <text:p text:style-name="P8">connect()</text:p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4.064cm" svg:height="1.524cm" svg:x="18.987cm" svg:y="13.916cm">
          <text:p text:style-name="P8">write()</text:p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4.064cm" svg:height="1.524cm" svg:x="18.987cm" svg:y="16.202cm">
          <text:p text:style-name="P8">read()</text:p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4.064cm" svg:height="1.524cm" svg:x="18.987cm" svg:y="18.488cm">
          <text:p text:style-name="P8">close()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6.858cm" svg:y1="8.636cm" svg:x2="6.858cm" svg:y2="9.398cm" draw:start-shape="id1" draw:start-glue-point="2" draw:end-shape="id2" draw:end-glue-point="0" svg:d="m6858 8636v762" svg:viewBox="0 0 1 763">
          <text:p/>
        </draw:connector>
        <draw:connector draw:style-name="gr4" draw:text-style-name="P8" draw:layer="layout" draw:type="line" svg:x1="6.858cm" svg:y1="6.35cm" svg:x2="6.858cm" svg:y2="7.112cm" draw:start-shape="id3" draw:start-glue-point="2" draw:end-shape="id1" draw:end-glue-point="0" svg:d="m6858 6350v762" svg:viewBox="0 0 1 763">
          <text:p/>
        </draw:connector>
        <draw:connector draw:style-name="gr4" draw:text-style-name="P8" draw:layer="layout" draw:type="line" svg:x1="6.858cm" svg:y1="10.922cm" svg:x2="6.858cm" svg:y2="11.684cm" draw:start-shape="id2" draw:start-glue-point="2" draw:end-shape="id4" draw:end-glue-point="0" svg:d="m6858 10922v762" svg:viewBox="0 0 1 763">
          <text:p/>
        </draw:connector>
        <draw:connector draw:style-name="gr4" draw:text-style-name="P8" draw:layer="layout" draw:type="line" svg:x1="6.858cm" svg:y1="13.208cm" svg:x2="6.858cm" svg:y2="13.97cm" draw:start-shape="id4" draw:start-glue-point="2" draw:end-shape="id5" draw:end-glue-point="0" svg:d="m6858 13208v762" svg:viewBox="0 0 1 763">
          <text:p/>
        </draw:connector>
        <draw:connector draw:style-name="gr4" draw:text-style-name="P8" draw:layer="layout" draw:type="line" svg:x1="6.858cm" svg:y1="15.494cm" svg:x2="6.858cm" svg:y2="16.256cm" draw:start-shape="id5" draw:start-glue-point="2" draw:end-shape="id6" draw:end-glue-point="0" svg:d="m6858 15494v762" svg:viewBox="0 0 1 763">
          <text:p/>
        </draw:connector>
        <draw:connector draw:style-name="gr4" draw:text-style-name="P8" draw:layer="layout" draw:type="line" svg:x1="6.858cm" svg:y1="17.78cm" svg:x2="6.858cm" svg:y2="18.542cm" draw:start-shape="id6" draw:start-glue-point="2" draw:end-shape="id7" draw:end-glue-point="0" svg:d="m6858 17780v762" svg:viewBox="0 0 1 763">
          <text:p/>
        </draw:connector>
        <draw:connector draw:style-name="gr4" draw:text-style-name="P8" draw:layer="layout" draw:type="line" svg:x1="21.019cm" svg:y1="10.868cm" svg:x2="21.019cm" svg:y2="11.63cm" draw:start-shape="id8" draw:start-glue-point="2" draw:end-shape="id9" draw:end-glue-point="0" svg:d="m21019 10868v762" svg:viewBox="0 0 1 763">
          <text:p/>
        </draw:connector>
        <draw:connector draw:style-name="gr4" draw:text-style-name="P8" draw:layer="layout" draw:type="line" svg:x1="21.019cm" svg:y1="13.154cm" svg:x2="21.019cm" svg:y2="13.916cm" draw:start-shape="id9" draw:start-glue-point="2" draw:end-shape="id10" draw:end-glue-point="0" svg:d="m21019 13154v762" svg:viewBox="0 0 1 763">
          <text:p/>
        </draw:connector>
        <draw:connector draw:style-name="gr4" draw:text-style-name="P8" draw:layer="layout" draw:type="line" svg:x1="21.019cm" svg:y1="15.44cm" svg:x2="21.019cm" svg:y2="16.202cm" draw:start-shape="id10" draw:start-glue-point="2" draw:end-shape="id11" draw:end-glue-point="0" svg:d="m21019 15440v762" svg:viewBox="0 0 1 763">
          <text:p/>
        </draw:connector>
        <draw:connector draw:style-name="gr4" draw:text-style-name="P8" draw:layer="layout" draw:type="line" svg:x1="21.019cm" svg:y1="17.726cm" svg:x2="21.019cm" svg:y2="18.488cm" draw:start-shape="id11" draw:start-glue-point="2" draw:end-shape="id12" draw:end-glue-point="0" svg:d="m21019 17726v762" svg:viewBox="0 0 1 763">
          <text:p/>
        </draw:connector>
        <draw:connector draw:style-name="gr4" draw:text-style-name="P8" draw:layer="layout" draw:type="line" svg:x1="18.987cm" svg:y1="12.392cm" svg:x2="8.89cm" svg:y2="12.446cm" draw:start-shape="id9" draw:start-glue-point="3" draw:end-shape="id4" draw:end-glue-point="1" svg:d="m18987 12392-10097 54" svg:viewBox="0 0 10098 55">
          <text:p/>
        </draw:connector>
        <draw:connector draw:style-name="gr5" draw:text-style-name="P8" draw:layer="layout" draw:type="line" svg:x1="18.987cm" svg:y1="14.678cm" svg:x2="8.89cm" svg:y2="14.732cm" draw:start-shape="id10" draw:start-glue-point="3" draw:end-shape="id5" draw:end-glue-point="1" svg:d="m18987 14678-10097 54" svg:viewBox="0 0 10098 55">
          <text:p/>
        </draw:connector>
        <draw:connector draw:style-name="gr4" draw:text-style-name="P8" draw:layer="layout" draw:type="line" svg:x1="8.89cm" svg:y1="17.018cm" svg:x2="18.987cm" svg:y2="16.964cm" draw:start-shape="id6" draw:start-glue-point="1" draw:end-shape="id11" draw:end-glue-point="3" svg:d="m8890 17018 10097-54" svg:viewBox="0 0 10098 55">
          <text:p/>
        </draw:connector>
        <draw:connector draw:style-name="gr4" draw:text-style-name="P8" draw:layer="layout" draw:line-skew="-1.023cm" svg:x1="4.826cm" svg:y1="17.018cm" svg:x2="4.826cm" svg:y2="14.732cm" draw:start-shape="id6" draw:start-glue-point="3" draw:end-shape="id5" draw:end-glue-point="3" svg:d="m4826 17018h-1524v-2286h1524" svg:viewBox="0 0 1525 2287">
          <text:p/>
        </draw:connector>
        <draw:connector draw:style-name="gr4" draw:text-style-name="P8" draw:layer="layout" draw:line-skew="0.832cm" svg:x1="23.051cm" svg:y1="16.964cm" svg:x2="23.051cm" svg:y2="14.678cm" draw:start-shape="id11" draw:start-glue-point="1" draw:end-shape="id10" draw:end-glue-point="1" svg:d="m23051 16964h1333v-2286h-1333" svg:viewBox="0 0 1334 2287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7" draw:layer="layout" svg:width="16.48cm" svg:height="1.517cm" svg:x="5.76cm" svg:y="1.27cm">
          <draw:text-box>
            <text:p text:style-name="P7"><text:span text:style-name="T5">UDP Client – Server Interaction</text:span></text:p>
          </draw:text-box>
        </draw:frame>
        <draw:frame draw:style-name="gr1" draw:layer="layout" svg:width="2.54cm" svg:height="0.962cm" svg:x="5.588cm" svg:y="3.61cm">
          <draw:text-box>
            <text:p>Server</text:p>
          </draw:text-box>
        </draw:frame>
        <draw:frame draw:style-name="gr1" draw:layer="layout" svg:width="2.286cm" svg:height="0.962cm" svg:x="20.066cm" svg:y="5.642cm">
          <draw:text-box>
            <text:p>Client</text:p>
          </draw:text-box>
        </draw:frame>
        <draw:custom-shape draw:style-name="gr6" draw:text-style-name="P8" xml:id="id15" draw:id="id15" draw:layer="Layout" svg:width="4.064cm" svg:height="1.524cm" svg:x="4.826cm" svg:y="4.826cm">
          <text:p text:style-name="P8">socket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4.064cm" svg:height="1.524cm" svg:x="19.05cm" svg:y="7.112cm">
          <text:p text:style-name="P8">socket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3" draw:id="id13" draw:layer="Layout" svg:width="4.064cm" svg:height="1.524cm" svg:x="4.826cm" svg:y="7.112cm">
          <text:p text:style-name="P8">bind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4.064cm" svg:height="1.524cm" svg:x="4.826cm" svg:y="9.452cm">
          <text:p text:style-name="P8">recvfrom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6" draw:id="id16" draw:layer="Layout" svg:width="4.064cm" svg:height="1.524cm" svg:x="4.826cm" svg:y="11.738cm">
          <text:p text:style-name="P8">sendto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4.064cm" svg:height="1.524cm" svg:x="4.826cm" svg:y="14.024cm">
          <text:p text:style-name="P8">close()</text:p>
          <draw:enhanced-geometry svg:viewBox="0 0 21600 21600" draw:type="rectangle" draw:enhanced-path="M 0 0 L 21600 0 21600 21600 0 21600 0 0 Z N"/>
        </draw:custom-shape>
        <draw:custom-shape draw:style-name="gr6" draw:text-style-name="P8" xml:id="id19" draw:id="id19" draw:layer="Layout" svg:width="4.064cm" svg:height="1.524cm" svg:x="18.987cm" svg:y="9.398cm">
          <text:p text:style-name="P8">sendto()</text:p>
          <draw:enhanced-geometry svg:viewBox="0 0 21600 21600" draw:type="rectangle" draw:enhanced-path="M 0 0 L 21600 0 21600 21600 0 21600 0 0 Z N"/>
        </draw:custom-shape>
        <draw:custom-shape draw:style-name="gr6" draw:text-style-name="P8" xml:id="id20" draw:id="id20" draw:layer="Layout" svg:width="4.064cm" svg:height="1.524cm" svg:x="18.987cm" svg:y="11.684cm">
          <text:p text:style-name="P8">recvfrom()</text:p>
          <draw:enhanced-geometry svg:viewBox="0 0 21600 21600" draw:type="rectangle" draw:enhanced-path="M 0 0 L 21600 0 21600 21600 0 21600 0 0 Z N"/>
        </draw:custom-shape>
        <draw:custom-shape draw:style-name="gr6" draw:text-style-name="P8" xml:id="id21" draw:id="id21" draw:layer="Layout" svg:width="4.064cm" svg:height="1.524cm" svg:x="18.987cm" svg:y="13.97cm">
          <text:p text:style-name="P8">close()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6.858cm" svg:y1="8.636cm" svg:x2="6.858cm" svg:y2="9.452cm" draw:start-shape="id13" draw:start-glue-point="2" draw:end-shape="id14" draw:end-glue-point="0" svg:d="m6858 8636v816" svg:viewBox="0 0 1 817">
          <text:p/>
        </draw:connector>
        <draw:connector draw:style-name="gr4" draw:text-style-name="P8" draw:layer="layout" draw:type="line" svg:x1="6.858cm" svg:y1="6.35cm" svg:x2="6.858cm" svg:y2="7.112cm" draw:start-shape="id15" draw:start-glue-point="2" draw:end-shape="id13" draw:end-glue-point="0" svg:d="m6858 6350v762" svg:viewBox="0 0 1 763">
          <text:p/>
        </draw:connector>
        <draw:connector draw:style-name="gr4" draw:text-style-name="P8" draw:layer="layout" draw:type="line" svg:x1="6.858cm" svg:y1="10.976cm" svg:x2="6.858cm" svg:y2="11.738cm" draw:start-shape="id14" draw:start-glue-point="2" draw:end-shape="id16" draw:end-glue-point="0" svg:d="m6858 10976v762" svg:viewBox="0 0 1 763">
          <text:p/>
        </draw:connector>
        <draw:connector draw:style-name="gr4" draw:text-style-name="P8" draw:layer="layout" draw:type="line" svg:x1="6.858cm" svg:y1="13.262cm" svg:x2="6.858cm" svg:y2="14.024cm" draw:start-shape="id16" draw:start-glue-point="2" draw:end-shape="id17" draw:end-glue-point="0" svg:d="m6858 13262v762" svg:viewBox="0 0 1 763">
          <text:p/>
        </draw:connector>
        <draw:connector draw:style-name="gr4" draw:text-style-name="P8" draw:layer="layout" draw:type="line" svg:x1="21.082cm" svg:y1="8.636cm" svg:x2="21.019cm" svg:y2="9.398cm" draw:start-shape="id18" draw:start-glue-point="2" draw:end-shape="id19" draw:end-glue-point="0" svg:d="m21082 8636-63 762" svg:viewBox="0 0 64 763">
          <text:p/>
        </draw:connector>
        <draw:connector draw:style-name="gr4" draw:text-style-name="P8" draw:layer="layout" draw:type="line" svg:x1="21.019cm" svg:y1="10.922cm" svg:x2="21.019cm" svg:y2="11.684cm" draw:start-shape="id19" draw:start-glue-point="2" draw:end-shape="id20" draw:end-glue-point="0" svg:d="m21019 10922v762" svg:viewBox="0 0 1 763">
          <text:p/>
        </draw:connector>
        <draw:connector draw:style-name="gr4" draw:text-style-name="P8" draw:layer="layout" draw:type="line" svg:x1="21.019cm" svg:y1="13.208cm" svg:x2="21.019cm" svg:y2="13.97cm" draw:start-shape="id20" draw:start-glue-point="2" draw:end-shape="id21" draw:end-glue-point="0" svg:d="m21019 13208v762" svg:viewBox="0 0 1 763">
          <text:p/>
        </draw:connector>
        <draw:connector draw:style-name="gr5" draw:text-style-name="P8" draw:layer="layout" draw:type="line" svg:x1="18.987cm" svg:y1="10.16cm" svg:x2="8.89cm" svg:y2="10.214cm" draw:start-shape="id19" draw:start-glue-point="3" draw:end-shape="id14" draw:end-glue-point="1" svg:d="m18987 10160-10097 54" svg:viewBox="0 0 10098 55">
          <text:p/>
        </draw:connector>
        <draw:connector draw:style-name="gr4" draw:text-style-name="P8" draw:layer="layout" draw:type="line" svg:x1="8.89cm" svg:y1="12.5cm" svg:x2="18.987cm" svg:y2="12.446cm" draw:start-shape="id16" draw:start-glue-point="1" draw:end-shape="id20" draw:end-glue-point="3" svg:d="m8890 12500 10097-54" svg:viewBox="0 0 10098 55">
          <text:p/>
        </draw:connector>
        <draw:connector draw:style-name="gr4" draw:text-style-name="P8" draw:layer="layout" draw:line-skew="-1.023cm" svg:x1="4.826cm" svg:y1="12.5cm" svg:x2="4.826cm" svg:y2="10.214cm" draw:start-shape="id16" draw:start-glue-point="3" draw:end-shape="id14" draw:end-glue-point="3" svg:d="m4826 12500h-1524v-2286h1524" svg:viewBox="0 0 1525 2287">
          <text:p/>
        </draw:connector>
        <draw:connector draw:style-name="gr4" draw:text-style-name="P8" draw:layer="layout" draw:line-skew="0.832cm" svg:x1="23.051cm" svg:y1="12.446cm" svg:x2="23.051cm" svg:y2="10.16cm" draw:start-shape="id20" draw:start-glue-point="1" draw:end-shape="id19" draw:end-glue-point="1" svg:d="m23051 12446h1333v-2286h-1333" svg:viewBox="0 0 1334 2287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0T17:32:13.775384002</meta:creation-date>
    <dc:date>2014-06-20T21:16:33.810362650</dc:date>
    <meta:editing-duration>PT3H28M44S</meta:editing-duration>
    <meta:editing-cycles>10</meta:editing-cycles>
    <meta:generator>LibreOffice/4.1.4.2$Linux_X86_64 LibreOffice_project/410m0$Build-2</meta:generator>
    <meta:document-statistic meta:object-count="101"/>
  </office:meta>
</office:document-meta>
</file>